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Безинтервала" style:family="paragraph">
      <style:text-properties style:font-name="Times New Roman" fo:font-size="10pt" style:font-size-asian="10pt" style:font-size-complex="10pt"/>
    </style:style>
    <style:style style:name="P3" style:parent-style-name="Безинтервала" style:family="paragraph">
      <style:text-properties style:font-name="Times New Roman" fo:font-size="10pt" style:font-size-asian="10pt" style:font-size-complex="10pt"/>
    </style:style>
    <style:style style:name="P4" style:parent-style-name="Безинтервала" style:family="paragraph">
      <style:text-properties style:font-name="Times New Roman" fo:font-size="10pt" style:font-size-asian="10pt" style:font-size-complex="10pt"/>
    </style:style>
    <style:style style:name="P5" style:parent-style-name="Безинтервала" style:family="paragraph">
      <style:text-properties style:font-name="Times New Roman" fo:font-size="10pt" style:font-size-asian="10pt" style:font-size-complex="10pt"/>
    </style:style>
    <style:style style:name="P6" style:parent-style-name="Безинтервала" style:family="paragraph">
      <style:text-properties style:font-name="Times New Roman" fo:font-size="10pt" style:font-size-asian="10pt" style:font-size-complex="10pt"/>
    </style:style>
    <style:style style:name="P7" style:parent-style-name="Безинтервала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P26" style:parent-style-name="Безинтервала" style:family="paragraph">
      <style:text-properties style:font-name="Times New Roman" fo:font-size="10pt" style:font-size-asian="10pt" style:font-size-complex="10pt"/>
    </style:style>
    <style:style style:name="T2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4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4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4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5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5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5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5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5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6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7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8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8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8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8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8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8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9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9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9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9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9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0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0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103" style:parent-style-name="Безинтервала" style:family="paragraph">
      <style:text-properties style:font-name="Times New Roman" fo:font-size="10pt" style:font-size-asian="10pt" style:font-size-complex="10pt" fo:language="en" fo:country="US"/>
    </style:style>
    <style:style style:name="P104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5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6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7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8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9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0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1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2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3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4" style:parent-style-name="Безинтервала" style:family="paragraph">
      <style:paragraph-properties fo:margin-left="0.2958in">
        <style:tab-stops/>
      </style:paragraph-properties>
      <style:text-properties style:font-name="Times New Roman" fo:font-size="10pt" style:font-size-asian="10pt" style:font-size-complex="10pt"/>
    </style:style>
    <style:style style:name="P115" style:parent-style-name="Безинтервала" style:family="paragraph">
      <style:paragraph-properties fo:margin-left="0.2958in">
        <style:tab-stops/>
      </style:paragraph-properties>
      <style:text-properties style:font-name="Times New Roman" fo:font-size="10pt" style:font-size-asian="10pt" style:font-size-complex="10pt"/>
    </style:style>
    <style:style style:name="P116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7" style:parent-style-name="Безинтервала" style:family="paragraph">
      <style:text-properties style:font-name="Times New Roman" fo:font-size="10pt" style:font-size-asian="10pt" style:font-size-complex="10pt"/>
    </style:style>
    <style:style style:name="P118" style:parent-style-name="Безинтервала" style:family="paragraph">
      <style:text-properties style:font-name="Times New Roman" fo:font-size="10pt" style:font-size-asian="10pt" style:font-size-complex="10pt"/>
    </style:style>
    <style:style style:name="P119" style:parent-style-name="Безинтервала" style:family="paragraph">
      <style:text-properties style:font-name="Times New Roman" fo:font-size="10pt" style:font-size-asian="10pt" style:font-size-complex="10pt"/>
    </style:style>
    <style:style style:name="P120" style:parent-style-name="Безинтервала" style:family="paragraph">
      <style:paragraph-properties>
        <style:tab-stops>
          <style:tab-stop style:type="left" style:position="0in"/>
          <style:tab-stop style:type="right" style:position="6.4965in"/>
        </style:tab-stops>
      </style:paragraph-properties>
    </style:style>
    <style:style style:name="T12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2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2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2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133" style:parent-style-name="Безинтервала" style:family="paragraph">
      <style:paragraph-properties>
        <style:tab-stops>
          <style:tab-stop style:type="right" style:position="6.4965in"/>
        </style:tab-stops>
      </style:paragraph-properties>
    </style:style>
    <style:style style:name="T1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36" style:parent-style-name="Основнойшрифтабзаца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Сервис<text:s/>плюс</text:p>
      <text:p text:style-name="P2"/>
      <text:p text:style-name="P3">{% load crm_tags %}г. Серпухов, ул. Советская д.78а, офис 3</text:p>
      <text:p text:style-name="P4">Тел.: 8 (916) 259-69-24</text:p>
      <text:p text:style-name="P5">Режим работы:<text:s/>пн-пт с 9:00-20:00 часов,<text:s/>сб-вс с 10:00-16:00 часов</text:p>
      <text:p text:style-name="P6"/>
      <text:p text:style-name="P7"><text:span text:style-name="T8">Квитанция № {{<text:s/></text:span><text:span text:style-name="T9">object</text:span><text:span text:style-name="T10">.</text:span><text:span text:style-name="T11">pk</text:span><text:span text:style-name="T12"><text:s/>}} от {{<text:s/></text:span><text:span text:style-name="T13">object</text:span><text:span text:style-name="T14">.</text:span><text:span text:style-name="T15">created</text:span><text:span text:style-name="T16">|</text:span><text:span text:style-name="T17">date</text:span><text:span text:style-name="T18">:'</text:span><text:span text:style-name="T19">d</text:span><text:span text:style-name="T20"><text:s/></text:span><text:span text:style-name="T21">E</text:span><text:span text:style-name="T22"><text:s/></text:span><text:span text:style-name="T23">Y</text:span><text:span text:style-name="T24">'</text:span><text:span text:style-name="T25"><text:s/>}}</text:span></text:p>
      <text:p text:style-name="P26"/>
      <text:p text:style-name="Безинтервала"><text:span text:style-name="T27">Клиент</text:span><text:span text:style-name="T28">:</text:span><text:span text:style-name="T29"><text:s/>{{<text:s/></text:span><text:span text:style-name="T30">object</text:span><text:span text:style-name="T31">.</text:span><text:span text:style-name="T32">client</text:span><text:span text:style-name="T33">_</text:span><text:span text:style-name="T34">name</text:span><text:span text:style-name="T35"><text:s/>}}, {{<text:s/></text:span><text:span text:style-name="T36">object</text:span><text:span text:style-name="T37">.</text:span><text:span text:style-name="T38">client</text:span><text:span text:style-name="T39">_</text:span><text:span text:style-name="T40">phone</text:span><text:span text:style-name="T41"><text:s/>}}</text:span></text:p>
      <text:p text:style-name="Безинтервала"><text:span text:style-name="T42">Устройство:</text:span><text:span text:style-name="T43"><text:s/>{{<text:s/></text:span><text:span text:style-name="T44">object</text:span><text:span text:style-name="T45">.</text:span><text:span text:style-name="T46">brand</text:span><text:span text:style-name="T47"><text:s/>}} {{<text:s/></text:span><text:span text:style-name="T48">object</text:span><text:span text:style-name="T49">.</text:span><text:span text:style-name="T50">model</text:span><text:span text:style-name="T51"><text:s/>}}</text:span></text:p>
      <text:p text:style-name="Безинтервала"><text:span text:style-name="T52">Ориентировочная дата готовности:</text:span><text:span text:style-name="T53"><text:s/>{{<text:s/></text:span><text:span text:style-name="T54">object</text:span><text:span text:style-name="T55">.</text:span><text:span text:style-name="T56">ready</text:span><text:span text:style-name="T57">_</text:span><text:span text:style-name="T58">date</text:span><text:span text:style-name="T59">|</text:span><text:span text:style-name="T60">date</text:span><text:span text:style-name="T61">:'</text:span><text:span text:style-name="T62">d</text:span><text:span text:style-name="T63"><text:s/></text:span><text:span text:style-name="T64">E</text:span><text:span text:style-name="T65"><text:s/></text:span><text:span text:style-name="T66">Y</text:span><text:span text:style-name="T67">' }}</text:span></text:p>
      <text:p text:style-name="Безинтервала"><text:span text:style-name="T68">Ориентировочная стоимость:</text:span><text:span text:style-name="T69"><text:s/>{{<text:s/></text:span><text:span text:style-name="T70">object</text:span><text:span text:style-name="T71">.</text:span><text:span text:style-name="T72">estimated</text:span><text:span text:style-name="T73">_</text:span><text:span text:style-name="T74">cost</text:span><text:span text:style-name="T75">|</text:span><text:span text:style-name="T76">price</text:span><text:span text:style-name="T77"><text:s/>}}</text:span></text:p>
      <text:p text:style-name="Безинтервала"><text:span text:style-name="T78">Предоплата:</text:span><text:span text:style-name="T79"><text:s/>{{<text:s/></text:span><text:span text:style-name="T80">object</text:span><text:span text:style-name="T81">.</text:span><text:span text:style-name="T82">gain</text:span><text:span text:style-name="T83">|</text:span><text:span text:style-name="T84">price</text:span><text:span text:style-name="T85"><text:s/>}}</text:span></text:p>
      <text:p text:style-name="Безинтервала"><text:span text:style-name="T86">Серийный номер:</text:span><text:span text:style-name="T87"><text:s/>{{<text:s/></text:span><text:span text:style-name="T88">object</text:span><text:span text:style-name="T89">.</text:span><text:span text:style-name="T90">imei</text:span><text:span text:style-name="T91"><text:s/>}}</text:span></text:p>
      <text:p text:style-name="Безинтервала"><text:span text:style-name="T92">Комплектация</text:span><text:span text:style-name="T93">:</text:span><text:span text:style-name="T94"><text:s/>{{ object.kit }}</text:span></text:p>
      <text:p text:style-name="Безинтервала"><text:span text:style-name="T95">Заметки</text:span><text:span text:style-name="T96"><text:s/></text:span><text:span text:style-name="T97">приемщика</text:span><text:span text:style-name="T98">:</text:span><text:span text:style-name="T99"><text:s/>{{ object.note }}</text:span></text:p>
      <text:p text:style-name="Безинтервала"><text:span text:style-name="T100">Дефект</text:span><text:span text:style-name="T101">:</text:span><text:span text:style-name="T102"><text:s/>{{ object.problem }}</text:span></text:p>
      <text:p text:style-name="P103"/>
      <text:list text:style-name="LFO2" text:continue-numbering="true">
        <text:list-item>
          <text:p text:style-name="P104">Оборудование с согласия Заказчика, принято без разборки и проверки неисправностей, без проверки внутренних повреждений. Заказчик согласен, что все неисправности и внутренние повреждения, которые могут быть обнаружены в оборудовании при его техническом обслуживании, возникли до приема оборудования по этой квитанции.</text:p>
        </text:list-item>
        <text:list-item>
          <text:p text:style-name="P105">Заказчик доверяет проведение дефектации в свое отсутствие.</text:p>
        </text:list-item>
        <text:list-item>
          <text:p text:style-name="P106">Гарантия распространяется ТОЛЬКО на выполненные работы и замененные запчасти. Гарантия не распространяется на аппараты, которые подвергались воздействию жидкости или механическому воздействию ( удар, падение), а также в случае неквалифицированного ремонта сторонними ремонтными организациями.</text:p>
        </text:list-item>
        <text:list-item>
          <text:p text:style-name="P107">В случае отказа Заказчика от ремонта после проведения диагностических работ и установления причины неисправности сданного оборудования, Заказчик обязуется оплатить диагностику оборудования согласно прейскуранта.</text:p>
        </text:list-item>
        <text:list-item>
          <text:p text:style-name="P108">Срок проведения диагностики изделия от трех до десяти рабочих дней, со дня поступления его в сервисный центр.</text:p>
        </text:list-item>
        <text:list-item>
          <text:p text:style-name="P109">Срок выполнения ремонта (выполнения ремонтных работ по устранению недостатка) составляет до 20 рабочих дней при условии наличия необходимых запасных частей (з/ч) на складе. В случае заказа з/ч, срок ремонта может быть увеличен на срок от 7 до 60 рабочих дней.</text:p>
        </text:list-item>
        <text:list-item>
          <text:p text:style-name="P110">Бесплатный срок хранения готового оборудования – 5 рабочих дней со дня уведомления Заказчика. По истечении данного срока стоимость хранения оборудования составляет 30 рублей в сутки.</text:p>
        </text:list-item>
        <text:list-item>
          <text:p text:style-name="P111">В случае, если заказчик в течение 3-х месяцев после окончания ремонта (диагностики) не забирает оборудование, или не оплачивает стоимость ремонта (диагностики), то сервисный центр в праве без согласия заказчика реализовать результаты работ с целью погашения затрат на его ремонт и хранения или утилизацию.</text:p>
        </text:list-item>
        <text:list-item>
          <text:p text:style-name="P112">Мастерская оставляет за собой право в одностороннем порядке отказать в ремонте оборудования без объяснения причины принятого решения.</text:p>
        </text:list-item>
        <text:list-item>
          <text:p text:style-name="P113">Окончательная стоимость ремонта может быть установлена только после проведения диагностики. При приеме оборудования в ремонт согласовывается только предварительная стоимость работ.</text:p>
        </text:list-item>
      </text:list>
      <text:p text:style-name="P114">КЛИЕНТ ПРИНИМАЕТ НА СЕБЯ ВЕСЬ РИСК, СВЯЗАННЫЙ С ПРОЯВЛЕНИЕМ В ПРОЦЕССЕ РЕМОНТА <text:s text:c="2"/>НЕИСПРАВНОСТЕЙ, НЕ УКАЗАННЫХ В КВИТАНЦИИ.</text:p>
      <text:p text:style-name="P115">В СЛУЧАЕ ОТКАЗА ЗАКАЗЧИКА ОТ РЕМОНТА ПОСЛЕ ПРОВЕДЕНИЯ ДИАГНОСТИЧЕСКИХ РАБОТ И УСТАНОВЛЕНИЯ ПРЧИНЫ НЕИСПРАВНОСТИ СДАННОГО ОБОРУДОВАНИЯ, ЗАКАЗЧИК ОБЯЗУЕТСЯ ОПЛАТИТЬ ДИАГНОСТИКУ ОБОРУДОВАНИЯ.</text:p>
      <text:list text:style-name="LFO2" text:continue-numbering="true">
        <text:list-item>
          <text:p text:style-name="P116">С информацией, указанной в статье 8-10 Закона РФ о ЗПП№2300-1, потребитель ознакомлен.</text:p>
        </text:list-item>
      </text:list>
      <text:p text:style-name="P117"/>
      <text:p text:style-name="P118"/>
      <text:p text:style-name="P119"/>
      <text:p text:style-name="P120"><text:span text:style-name="T121">Приемщик</text:span><text:span text:style-name="T122">: __________<text:s/></text:span><text:span text:style-name="T123">{{ user.get_full_name }}</text:span><text:span text:style-name="T124"><text:tab/></text:span><text:span text:style-name="T125">Заказчик</text:span><text:span text:style-name="T126">: __________ {{<text:s/></text:span><text:span text:style-name="T127">object</text:span><text:span text:style-name="T128">.</text:span><text:span text:style-name="T129">client</text:span><text:span text:style-name="T130">_</text:span><text:span text:style-name="T131">name</text:span><text:span text:style-name="T132"><text:s/>}}</text:span></text:p>
      <text:p text:style-name="P133"><text:span text:style-name="T134"><text:tab/></text:span><text:span text:style-name="T135">с условиям</text:span><text:span text:style-name="T136">и ремонта ознакомлен и согласен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</meta:initial-creator>
    <dc:creator>mini</dc:creator>
    <meta:creation-date>2017-05-24T19:03:00Z</meta:creation-date>
    <dc:date>2017-05-24T20:16:00Z</dc:date>
    <meta:template xlink:href="Normal.dotm" xlink:type="simple"/>
    <meta:editing-cycles>13</meta:editing-cycles>
    <meta:editing-duration>PT3900S</meta:editing-duration>
    <meta:document-statistic meta:page-count="1" meta:paragraph-count="6" meta:word-count="482" meta:character-count="3225" meta:row-count="22" meta:non-whitespace-character-count="2749"/>
  </office:meta>
</office:document-meta>
</file>